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6134in"/>
    </style:style>
    <style:style style:name="co17" style:family="table-column">
      <style:table-column-properties fo:break-before="auto" style:column-width="0.5055in"/>
    </style:style>
    <style:style style:name="co18" style:family="table-column">
      <style:table-column-properties fo:break-before="auto" style:column-width="0.4839in"/>
    </style:style>
    <style:style style:name="co19" style:family="table-column">
      <style:table-column-properties fo:break-before="auto" style:column-width="0.5591in"/>
    </style:style>
    <style:style style:name="co20" style:family="table-column">
      <style:table-column-properties fo:break-before="auto" style:column-width="0.5161in"/>
    </style:style>
    <style:style style:name="co21" style:family="table-column">
      <style:table-column-properties fo:break-before="auto" style:column-width="0.5917in"/>
    </style:style>
    <style:style style:name="co22" style:family="table-column">
      <style:table-column-properties fo:break-before="auto" style:column-width="0.4193in"/>
    </style:style>
    <style:style style:name="co23" style:family="table-column">
      <style:table-column-properties fo:break-before="auto" style:column-width="0.4626in"/>
    </style:style>
    <style:style style:name="co11" style:family="table-column">
      <style:table-column-properties fo:break-before="auto" style:column-width="1.0465in"/>
    </style:style>
    <style:style style:name="co12" style:family="table-column">
      <style:table-column-properties fo:break-before="auto" style:column-width="0.7236in"/>
    </style:style>
    <style:style style:name="co13" style:family="table-column">
      <style:table-column-properties fo:break-before="auto" style:column-width="0.802in"/>
    </style:style>
    <style:style style:name="co14" style:family="table-column">
      <style:table-column-properties fo:break-before="auto" style:column-width="0.489in"/>
    </style:style>
    <style:style style:name="co15" style:family="table-column">
      <style:table-column-properties fo:break-before="auto" style:column-width="0.5866in"/>
    </style:style>
    <style:style style:name="co24" style:family="table-column">
      <style:table-column-properties fo:break-before="auto" style:column-width="0.6752in"/>
    </style:style>
    <style:style style:name="co25" style:family="table-column">
      <style:table-column-properties fo:break-before="auto" style:column-width="0.5965in"/>
    </style:style>
    <style:style style:name="co26" style:family="table-column">
      <style:table-column-properties fo:break-before="auto" style:column-width="0.7728in"/>
    </style:style>
    <style:style style:name="co27" style:family="table-column">
      <style:table-column-properties fo:break-before="auto" style:column-width="0.5772in"/>
    </style:style>
    <style:style style:name="co28" style:family="table-column">
      <style:table-column-properties fo:break-before="auto" style:column-width="0.6945in"/>
    </style:style>
    <style:style style:name="co29" style:family="table-column">
      <style:table-column-properties fo:break-before="auto" style:column-width="0.6846in"/>
    </style:style>
    <style:style style:name="co30" style:family="table-column">
      <style:table-column-properties fo:break-before="auto" style:column-width="0.7429in"/>
    </style:style>
    <style:style style:name="co31" style:family="table-column">
      <style:table-column-properties fo:break-before="auto" style:column-width="1.1055in"/>
    </style:style>
    <style:style style:name="ro6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764in" fo:break-before="auto" style:use-optimal-row-height="false"/>
    </style:style>
    <style:style style:name="ro9" style:family="table-row">
      <style:table-row-properties style:row-height="0.3953in" fo:break-before="auto" style:use-optimal-row-height="false"/>
    </style:style>
    <style:style style:name="ro10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>
      <style:table-cell-properties fo:background-color="#0099ff" fo:border="0.0008in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4" style:family="table-cell" style:parent-style-name="Default">
      <style:table-cell-properties fo:border-bottom="none" fo:border-left="0.0008in solid #000000" fo:border-right="0.0008in solid #000000" fo:border-top="none"/>
    </style:style>
    <style:style style:name="ce2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order-bottom="none" fo:border-left="0.0008in solid #000000" fo:border-right="none" fo:border-top="none"/>
    </style:style>
    <style:style style:name="ce28" style:family="table-cell" style:parent-style-name="Default">
      <style:table-cell-properties fo:border-bottom="0.0008in solid #000000" fo:border-left="0.0008in solid #000000" fo:border-right="none" fo:border-top="none"/>
    </style:style>
    <style:style style:name="ce29" style:family="table-cell" style:parent-style-name="Default" style:data-style-name="N119">
      <style:table-cell-properties fo:border-bottom="none" fo:border-left="0.0008in solid #000000" fo:border-right="0.0008in solid #000000" fo:border-top="none"/>
    </style:style>
    <style:style style:name="ce30" style:family="table-cell" style:parent-style-name="Default" style:data-style-name="N119">
      <style:table-cell-properties fo:border-bottom="0.0008in solid #000000" fo:border-left="0.0008in solid #000000" fo:border-right="0.0008in solid #000000" fo:border-top="none"/>
    </style:style>
    <style:style style:name="ce31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32" style:family="table-cell" style:parent-style-name="Default" style:data-style-name="N118">
      <style:table-cell-properties fo:border="none"/>
    </style:style>
    <style:style style:name="ce33" style:family="table-cell" style:parent-style-name="Default" style:data-style-name="N117">
      <style:table-cell-properties fo:border-bottom="none" fo:border-left="0.0008in solid #000000" fo:border-right="0.0008in solid #000000" fo:border-top="0.0008in solid #000000"/>
    </style:style>
    <style:style style:name="ce34" style:family="table-cell" style:parent-style-name="Default" style:data-style-name="N117">
      <style:table-cell-properties fo:border="0.0008in solid #000000"/>
    </style:style>
    <style:style style:name="ce35" style:family="table-cell" style:parent-style-name="Default">
      <style:table-cell-properties fo:border="0.0008in solid #000000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38" style:family="table-cell" style:parent-style-name="Default" style:data-style-name="N117">
      <style:table-cell-properties fo:border="0.0008in solid #000000" fo:padding-bottom="0.0193in" fo:padding-left="0.0138in" fo:padding-right="0.0138in" fo:padding-top="0.0193in"/>
    </style:style>
    <style:style style:name="ce39" style:family="table-cell" style:parent-style-name="Default">
      <style:text-properties style:font-name="Liberation Sans" style:font-name-asian="DejaVu Sans" style:font-name-complex="DejaVu Sans"/>
    </style:style>
    <style:style style:name="ce40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order-bottom="0.0008in solid #0000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0.0008in solid #000000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18">
      <style:table-cell-properties fo:border-bottom="none" fo:border-left="0.0008in solid #000000" fo:border-right="0.0008in solid #000000" fo:border-top="0.0008in solid #000000"/>
    </style:style>
    <style:style style:name="ce49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50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51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52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53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54" style:family="table-cell" style:parent-style-name="Default">
      <style:table-cell-properties style:cell-protect="none" style:print-content="true" fo:padding-bottom="0.0193in" fo:padding-left="0.0138in" fo:padding-right="0.0138in" fo:padding-top="0.0193in"/>
    </style:style>
    <style:style style:name="ce55" style:family="table-cell" style:parent-style-name="Default">
      <style:table-cell-properties fo:background-color="#0099ff" fo:border="0.0008in solid #000000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5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/>
    </style:style>
    <style:style style:name="ce6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/>
    </style:style>
    <style:style style:name="ce62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63" style:family="table-cell" style:parent-style-name="Default">
      <style:table-cell-properties fo:background-color="#0099ff" fo:wrap-option="wrap" fo:border="0.0008in solid #000000" style:vertical-align="top"/>
      <style:text-properties fo:font-weight="bold" style:font-weight-asian="bold" style:font-weight-complex="bold"/>
    </style:style>
    <style:style style:name="ce64" style:family="table-cell" style:parent-style-name="Default" style:data-style-name="N117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/>
    </style:style>
    <style:style style:name="ce65" style:family="table-cell" style:parent-style-name="Default" style:data-style-name="N117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/>
    </style:style>
    <style:style style:name="ce66" style:family="table-cell" style:parent-style-name="Default" style:data-style-name="N117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/>
    </style:style>
    <style:style style:name="ce67" style:family="table-cell" style:parent-style-name="Default">
      <style:table-cell-properties fo:border-bottom="none" fo:border-left="none" fo:border-right="none" fo:border-top="0.0008in solid #000000" style:vertical-align="top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/>
    </style:style>
    <style:style style:name="ce69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/>
    </style:style>
    <style:style style:name="ce71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/>
    </style:style>
    <style:style style:name="ce72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Motor Information" table:style-name="ta1" table:print="false">
        <table:table-column table:style-name="co11" table:default-cell-style-name="ce56"/>
        <table:table-column table:style-name="co12" table:default-cell-style-name="ce60"/>
        <table:table-column table:style-name="co13" table:number-columns-repeated="2" table:default-cell-style-name="ce60"/>
        <table:table-column table:style-name="co14" table:default-cell-style-name="ce60"/>
        <table:table-column table:style-name="co15" table:default-cell-style-name="ce56"/>
        <table:table-column table:style-name="co24" table:default-cell-style-name="ce56"/>
        <table:table-column table:style-name="co25" table:default-cell-style-name="ce56"/>
        <table:table-column table:style-name="co26" table:default-cell-style-name="ce56"/>
        <table:table-column table:style-name="co27" table:default-cell-style-name="ce60"/>
        <table:table-column table:style-name="co28" table:default-cell-style-name="ce64"/>
        <table:table-column table:style-name="co29" table:default-cell-style-name="ce64"/>
        <table:table-column table:style-name="co30" table:number-columns-repeated="2" table:default-cell-style-name="ce60"/>
        <table:table-column table:style-name="co31" table:default-cell-style-name="ce60"/>
        <table:table-column table:style-name="co3" table:number-columns-repeated="1009" table:default-cell-style-name="ce59"/>
        <table:table-row table:style-name="ro5">
          <table:table-cell table:style-name="ce54" office:value-type="string">
            <text:p>ELMO Identification</text:p>
          </table:table-cell>
          <table:table-cell table:style-name="Default" table:number-columns-repeated="2"/>
          <table:table-cell table:style-name="ce54"/>
          <table:table-cell table:style-name="Default" table:number-columns-repeated="1020"/>
        </table:table-row>
        <table:table-row table:style-name="ro2" table:number-rows-repeated="2">
          <table:table-cell table:style-name="Default" table:number-columns-repeated="1024"/>
        </table:table-row>
        <table:table-row table:style-name="ro9">
          <table:table-cell table:style-name="ce55" office:value-type="string">
            <text:p>ELMO/CAN ID</text:p>
          </table:table-cell>
          <table:table-cell table:style-name="ce55" office:value-type="string">
            <text:p>Location</text:p>
          </table:table-cell>
          <table:table-cell table:style-name="ce55" office:value-type="string">
            <text:p>Actuator</text:p>
            <text:p>Type</text:p>
          </table:table-cell>
          <table:table-cell table:style-name="ce55" office:value-type="string">
            <text:p>Motor</text:p>
            <text:p>Type</text:p>
          </table:table-cell>
          <table:table-cell table:style-name="ce55" office:value-type="string">
            <text:p>Mode</text:p>
          </table:table-cell>
          <table:table-cell table:style-name="ce55" office:value-type="string">
            <text:p>Motor</text:p>
            <text:p>polarity</text:p>
          </table:table-cell>
          <table:table-cell table:style-name="ce63" office:value-type="string">
            <text:p>Encoder Counts</text:p>
          </table:table-cell>
          <table:table-cell table:style-name="ce55" office:value-type="string">
            <text:p>Quad</text:p>
            <text:p>Counts</text:p>
          </table:table-cell>
          <table:table-cell table:style-name="ce55" office:value-type="string">
            <text:p>Gear ratio</text:p>
          </table:table-cell>
          <table:table-cell table:style-name="ce55" office:value-type="string">
            <text:p>Analog</text:p>
            <text:p>Input</text:p>
          </table:table-cell>
          <table:table-cell table:style-name="ce55" office:value-type="string">
            <text:p>AN conv.</text:p>
            <text:p>M</text:p>
          </table:table-cell>
          <table:table-cell table:style-name="ce55" office:value-type="string">
            <text:p>AN conv.</text:p>
            <text:p>B</text:p>
          </table:table-cell>
          <table:table-cell table:style-name="ce55" office:value-type="string">
            <text:p>Digital I/O</text:p>
          </table:table-cell>
          <table:table-cell table:style-name="ce55" office:value-type="string">
            <text:p>Digital I/O</text:p>
            <text:p>Mode</text:p>
          </table:table-cell>
          <table:table-cell table:style-name="ce55" office:value-type="string">
            <text:p>Application </text:p>
            <text:p>Name</text:p>
          </table:table-cell>
          <table:table-cell table:style-name="ce67" table:number-columns-repeated="1009"/>
        </table:table-row>
        <table:table-row table:style-name="ro10">
          <table:table-cell office:value-type="float" office:value="1">
            <text:p>1</text:p>
          </table:table-cell>
          <table:table-cell office:value-type="string">
            <text:p>FL</text:p>
          </table:table-cell>
          <table:table-cell office:value-type="string">
            <text:p>Drive</text:p>
          </table:table-cell>
          <table:table-cell office:value-type="string">
            <text:p>RE 40</text:p>
          </table:table-cell>
          <table:table-cell office:value-type="string">
            <text:p>vel</text:p>
          </table:table-cell>
          <table:table-cell office:value-type="string">
            <text:p>1/ -1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1">
            <text:p>101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office:value-type="string">
            <text:p>in6/ out1</text:p>
          </table:table-cell>
          <table:table-cell office:value-type="string">
            <text:p>inh/brake</text:p>
          </table:table-cell>
          <table:table-cell office:value-type="string">
            <text:p>RE_40_1</text:p>
          </table:table-cell>
          <table:table-cell table:number-columns-repeated="1009"/>
        </table:table-row>
        <table:table-row table:style-name="ro10">
          <table:table-cell office:value-type="float" office:value="2">
            <text:p>2</text:p>
          </table:table-cell>
          <table:table-cell office:value-type="string">
            <text:p>FR</text:p>
          </table:table-cell>
          <table:table-cell office:value-type="string">
            <text:p>Drive</text:p>
          </table:table-cell>
          <table:table-cell office:value-type="string">
            <text:p>RE 40</text:p>
          </table:table-cell>
          <table:table-cell office:value-type="string">
            <text:p>vel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1">
            <text:p>101</text:p>
          </table:table-cell>
          <table:table-cell office:value-type="string">
            <text:p>no</text:p>
          </table:table-cell>
          <table:table-cell table:number-columns-repeated="2" office:value-type="string">
            <text:p>-</text:p>
          </table:table-cell>
          <table:table-cell office:value-type="string">
            <text:p>in6</text:p>
          </table:table-cell>
          <table:table-cell office:value-type="string">
            <text:p>inh</text:p>
          </table:table-cell>
          <table:table-cell office:value-type="string">
            <text:p>RE_40_2</text:p>
          </table:table-cell>
          <table:table-cell table:number-columns-repeated="1009"/>
        </table:table-row>
        <table:table-row table:style-name="ro10">
          <table:table-cell office:value-type="float" office:value="3">
            <text:p>3</text:p>
          </table:table-cell>
          <table:table-cell office:value-type="string">
            <text:p>CL</text:p>
          </table:table-cell>
          <table:table-cell office:value-type="string">
            <text:p>Drive</text:p>
          </table:table-cell>
          <table:table-cell office:value-type="string">
            <text:p>RE 40</text:p>
          </table:table-cell>
          <table:table-cell office:value-type="string">
            <text:p>vel</text:p>
          </table:table-cell>
          <table:table-cell office:value-type="string">
            <text:p>1/-1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1">
            <text:p>101</text:p>
          </table:table-cell>
          <table:table-cell office:value-type="string">
            <text:p>yes</text:p>
          </table:table-cell>
          <table:table-cell table:formula="of:=['Sensor Calibration'.H35]" office:value-type="float" office:value="31.360761851156">
            <text:p>31.361</text:p>
          </table:table-cell>
          <table:table-cell table:formula="of:=['Sensor Calibration'.H36]" office:value-type="float" office:value="-52.8691178783389">
            <text:p>-52.869</text:p>
          </table:table-cell>
          <table:table-cell office:value-type="string">
            <text:p>in6</text:p>
          </table:table-cell>
          <table:table-cell office:value-type="string">
            <text:p>inh</text:p>
          </table:table-cell>
          <table:table-cell office:value-type="string">
            <text:p>RE_40_3</text:p>
          </table:table-cell>
          <table:table-cell table:number-columns-repeated="1009"/>
        </table:table-row>
        <table:table-row table:style-name="ro10">
          <table:table-cell office:value-type="float" office:value="4">
            <text:p>4</text:p>
          </table:table-cell>
          <table:table-cell office:value-type="string">
            <text:p>CR</text:p>
          </table:table-cell>
          <table:table-cell office:value-type="string">
            <text:p>Drive</text:p>
          </table:table-cell>
          <table:table-cell office:value-type="string">
            <text:p>RE 40</text:p>
          </table:table-cell>
          <table:table-cell office:value-type="string">
            <text:p>vel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1">
            <text:p>101</text:p>
          </table:table-cell>
          <table:table-cell office:value-type="string">
            <text:p>yes</text:p>
          </table:table-cell>
          <table:table-cell table:formula="of:=['Sensor Calibration'.H41]" office:value-type="float" office:value="-32.4053401889815">
            <text:p>-32.405</text:p>
          </table:table-cell>
          <table:table-cell table:formula="of:=['Sensor Calibration'.H42]" office:value-type="float" office:value="58.1101989039987">
            <text:p>58.110</text:p>
          </table:table-cell>
          <table:table-cell office:value-type="string">
            <text:p>in6</text:p>
          </table:table-cell>
          <table:table-cell office:value-type="string">
            <text:p>inh</text:p>
          </table:table-cell>
          <table:table-cell office:value-type="string">
            <text:p>RE_40_4</text:p>
          </table:table-cell>
          <table:table-cell table:number-columns-repeated="1009"/>
        </table:table-row>
        <table:table-row table:style-name="ro10">
          <table:table-cell office:value-type="float" office:value="5">
            <text:p>5</text:p>
          </table:table-cell>
          <table:table-cell office:value-type="string">
            <text:p>RL</text:p>
          </table:table-cell>
          <table:table-cell office:value-type="string">
            <text:p>Drive</text:p>
          </table:table-cell>
          <table:table-cell office:value-type="string">
            <text:p>RE 40</text:p>
          </table:table-cell>
          <table:table-cell office:value-type="string">
            <text:p>vel</text:p>
          </table:table-cell>
          <table:table-cell office:value-type="string">
            <text:p>1/-1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1">
            <text:p>101</text:p>
          </table:table-cell>
          <table:table-cell office:value-type="string">
            <text:p>yes</text:p>
          </table:table-cell>
          <table:table-cell table:formula="of:=['Sensor Calibration'.I48]" office:value-type="float" office:value="30.245004338354">
            <text:p>30.245</text:p>
          </table:table-cell>
          <table:table-cell table:formula="of:=['Sensor Calibration'.I49]" office:value-type="float" office:value="-58.682048063554">
            <text:p>-58.682</text:p>
          </table:table-cell>
          <table:table-cell office:value-type="string">
            <text:p>in6</text:p>
          </table:table-cell>
          <table:table-cell office:value-type="string">
            <text:p>inh</text:p>
          </table:table-cell>
          <table:table-cell office:value-type="string">
            <text:p>RE_40_5</text:p>
          </table:table-cell>
          <table:table-cell table:number-columns-repeated="1009"/>
        </table:table-row>
        <table:table-row table:style-name="ro10">
          <table:table-cell office:value-type="float" office:value="6">
            <text:p>6</text:p>
          </table:table-cell>
          <table:table-cell office:value-type="string">
            <text:p>RR</text:p>
          </table:table-cell>
          <table:table-cell office:value-type="string">
            <text:p>Drive</text:p>
          </table:table-cell>
          <table:table-cell office:value-type="string">
            <text:p>RE 40</text:p>
          </table:table-cell>
          <table:table-cell office:value-type="string">
            <text:p>vel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2000">
            <text:p>2000</text:p>
          </table:table-cell>
          <table:table-cell office:value-type="float" office:value="101">
            <text:p>101</text:p>
          </table:table-cell>
          <table:table-cell office:value-type="string">
            <text:p>yes</text:p>
          </table:table-cell>
          <table:table-cell table:formula="of:=['Sensor Calibration'.I53]" office:value-type="float" office:value="-30.5225467407926">
            <text:p>-30.523</text:p>
          </table:table-cell>
          <table:table-cell table:formula="of:=['Sensor Calibration'.I54]" office:value-type="float" office:value="53.374867077675">
            <text:p>53.375</text:p>
          </table:table-cell>
          <table:table-cell office:value-type="string">
            <text:p>in6</text:p>
          </table:table-cell>
          <table:table-cell office:value-type="string">
            <text:p>inh</text:p>
          </table:table-cell>
          <table:table-cell office:value-type="string">
            <text:p>RE_40_6</text:p>
          </table:table-cell>
          <table:table-cell table:number-columns-repeated="1009"/>
        </table:table-row>
        <table:table-row table:style-name="ro10">
          <table:table-cell table:style-name="ce57" office:value-type="float" office:value="7">
            <text:p>7</text:p>
          </table:table-cell>
          <table:table-cell table:style-name="ce61" office:value-type="string">
            <text:p>FL</text:p>
          </table:table-cell>
          <table:table-cell table:style-name="ce61" office:value-type="string">
            <text:p>Steering</text:p>
          </table:table-cell>
          <table:table-cell table:style-name="ce61" office:value-type="string">
            <text:p>RE max24</text:p>
          </table:table-cell>
          <table:table-cell table:style-name="ce61" office:value-type="string">
            <text:p>pos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512">
            <text:p>512</text:p>
          </table:table-cell>
          <table:table-cell table:style-name="ce57" office:value-type="float" office:value="2048">
            <text:p>2048</text:p>
          </table:table-cell>
          <table:table-cell table:style-name="ce57" office:value-type="float" office:value="2772">
            <text:p>2772</text:p>
          </table:table-cell>
          <table:table-cell table:style-name="ce61" office:value-type="string">
            <text:p>yes</text:p>
          </table:table-cell>
          <table:table-cell table:style-name="ce65" table:formula="of:=['Sensor Calibration'.J6]" office:value-type="float" office:value="-91.2267446380677">
            <text:p>-91.227</text:p>
          </table:table-cell>
          <table:table-cell table:style-name="ce65" table:formula="of:=['Sensor Calibration'.J7]" office:value-type="float" office:value="222.927754980558">
            <text:p>222.928</text:p>
          </table:table-cell>
          <table:table-cell table:style-name="ce61" office:value-type="string">
            <text:p>in6</text:p>
          </table:table-cell>
          <table:table-cell table:style-name="ce61" office:value-type="string">
            <text:p>inh</text:p>
          </table:table-cell>
          <table:table-cell table:style-name="ce61" office:value-type="string">
            <text:p>RE_max_24_1</text:p>
          </table:table-cell>
          <table:table-cell table:style-name="ce68" table:number-columns-repeated="6"/>
          <table:table-cell table:style-name="ce70"/>
          <table:table-cell table:number-columns-repeated="1002"/>
        </table:table-row>
        <table:table-row table:style-name="ro10">
          <table:table-cell office:value-type="float" office:value="8">
            <text:p>8</text:p>
          </table:table-cell>
          <table:table-cell office:value-type="string">
            <text:p>FR</text:p>
          </table:table-cell>
          <table:table-cell office:value-type="string">
            <text:p>Steering</text:p>
          </table:table-cell>
          <table:table-cell office:value-type="string">
            <text:p>RE max24</text:p>
          </table:table-cell>
          <table:table-cell office:value-type="string">
            <text:p>pos</text:p>
          </table:table-cell>
          <table:table-cell office:value-type="string">
            <text:p>1/-1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2772">
            <text:p>2772</text:p>
          </table:table-cell>
          <table:table-cell office:value-type="string">
            <text:p>yes</text:p>
          </table:table-cell>
          <table:table-cell table:formula="of:=['Sensor Calibration'.J12]" office:value-type="float" office:value="-89.907098991618">
            <text:p>-89.907</text:p>
          </table:table-cell>
          <table:table-cell table:formula="of:=['Sensor Calibration'.J13]" office:value-type="float" office:value="206.636482515735">
            <text:p>206.636</text:p>
          </table:table-cell>
          <table:table-cell office:value-type="string">
            <text:p>in6</text:p>
          </table:table-cell>
          <table:table-cell office:value-type="string">
            <text:p>inh</text:p>
          </table:table-cell>
          <table:table-cell office:value-type="string">
            <text:p>RE_max_24_2</text:p>
          </table:table-cell>
          <table:table-cell table:number-columns-repeated="6"/>
          <table:table-cell table:style-name="ce71"/>
          <table:table-cell table:number-columns-repeated="1002"/>
        </table:table-row>
        <table:table-row table:style-name="ro10">
          <table:table-cell office:value-type="float" office:value="9">
            <text:p>9</text:p>
          </table:table-cell>
          <table:table-cell office:value-type="string">
            <text:p>RL</text:p>
          </table:table-cell>
          <table:table-cell office:value-type="string">
            <text:p>Steering</text:p>
          </table:table-cell>
          <table:table-cell office:value-type="string">
            <text:p>RE max24</text:p>
          </table:table-cell>
          <table:table-cell office:value-type="string">
            <text:p>pos</text:p>
          </table:table-cell>
          <table:table-cell office:value-type="string">
            <text:p>1/-1</text:p>
          </table:table-cell>
          <table:table-cell office:value-type="float" office:value="512">
            <text:p>512</text:p>
          </table:table-cell>
          <table:table-cell office:value-type="float" office:value="2048">
            <text:p>2048</text:p>
          </table:table-cell>
          <table:table-cell office:value-type="float" office:value="2772">
            <text:p>2772</text:p>
          </table:table-cell>
          <table:table-cell office:value-type="string">
            <text:p>yes</text:p>
          </table:table-cell>
          <table:table-cell table:formula="of:=['Sensor Calibration'.J18]" office:value-type="float" office:value="-89.9528582888261">
            <text:p>-89.953</text:p>
          </table:table-cell>
          <table:table-cell table:formula="of:=['Sensor Calibration'.J19]" office:value-type="float" office:value="214.747457021524">
            <text:p>214.747</text:p>
          </table:table-cell>
          <table:table-cell office:value-type="string">
            <text:p>in6</text:p>
          </table:table-cell>
          <table:table-cell office:value-type="string">
            <text:p>inh</text:p>
          </table:table-cell>
          <table:table-cell office:value-type="string">
            <text:p>RE_max_24_3</text:p>
          </table:table-cell>
          <table:table-cell table:number-columns-repeated="6"/>
          <table:table-cell table:style-name="ce71"/>
          <table:table-cell table:number-columns-repeated="1002"/>
        </table:table-row>
        <table:table-row table:style-name="ro10">
          <table:table-cell table:style-name="ce58" office:value-type="float" office:value="10">
            <text:p>10</text:p>
          </table:table-cell>
          <table:table-cell table:style-name="ce62" office:value-type="string">
            <text:p>RR</text:p>
          </table:table-cell>
          <table:table-cell table:style-name="ce62" office:value-type="string">
            <text:p>Steering</text:p>
          </table:table-cell>
          <table:table-cell table:style-name="ce62" office:value-type="string">
            <text:p>RE max24</text:p>
          </table:table-cell>
          <table:table-cell table:style-name="ce62" office:value-type="string">
            <text:p>pos</text:p>
          </table:table-cell>
          <table:table-cell table:style-name="ce58" office:value-type="float" office:value="1">
            <text:p>1</text:p>
          </table:table-cell>
          <table:table-cell table:style-name="ce58" office:value-type="float" office:value="512">
            <text:p>512</text:p>
          </table:table-cell>
          <table:table-cell table:style-name="ce58" office:value-type="float" office:value="2048">
            <text:p>2048</text:p>
          </table:table-cell>
          <table:table-cell table:style-name="ce58" office:value-type="float" office:value="2772">
            <text:p>2772</text:p>
          </table:table-cell>
          <table:table-cell table:style-name="ce62" office:value-type="string">
            <text:p>yes</text:p>
          </table:table-cell>
          <table:table-cell table:style-name="ce66" table:formula="of:=['Sensor Calibration'.J24]" office:value-type="float" office:value="-90.4067623188611">
            <text:p>-90.407</text:p>
          </table:table-cell>
          <table:table-cell table:style-name="ce66" table:formula="of:=['Sensor Calibration'.J25]" office:value-type="float" office:value="225.203244936283">
            <text:p>225.203</text:p>
          </table:table-cell>
          <table:table-cell table:style-name="ce62" office:value-type="string">
            <text:p>in6</text:p>
          </table:table-cell>
          <table:table-cell table:style-name="ce62" office:value-type="string">
            <text:p>inh</text:p>
          </table:table-cell>
          <table:table-cell table:style-name="ce62" office:value-type="string">
            <text:p>RE_max_24_4</text:p>
          </table:table-cell>
          <table:table-cell table:style-name="ce69" table:number-columns-repeated="6"/>
          <table:table-cell table:style-name="ce72"/>
          <table:table-cell table:style-name="ce69" table:number-columns-repeated="1002"/>
        </table:table-row>
        <table:table-row table:style-name="ro10">
          <table:table-cell table:style-name="ce59" table:number-columns-repeated="5"/>
          <table:table-cell table:style-name="ce59" office:value-type="string">
            <text:p>actual/orig</text:p>
          </table:table-cell>
          <table:table-cell table:style-name="ce59" table:number-columns-repeated="9"/>
          <table:table-cell table:number-columns-repeated="1009"/>
        </table:table-row>
      </table:table>
      <table:table table:name="Sensor Calibration" table:style-name="ta1" table:print="false"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3" table:number-columns-repeated="1011" table:default-cell-style-name="Default"/>
        <table:table-row table:style-name="ro6">
          <table:table-cell table:style-name="ce21" office:value-type="string">
            <text:p>Steering Measurements</text:p>
          </table:table-cell>
          <table:table-cell table:number-columns-repeated="1023"/>
        </table:table-row>
        <table:table-row table:style-name="ro6">
          <table:table-cell table:style-name="ce21"/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14.4musec</text:p>
          </table:table-cell>
          <table:table-cell table:number-columns-repeated="1022"/>
        </table:table-row>
        <table:table-row table:style-name="ro7">
          <table:table-cell table:style-name="ce22" office:value-type="string">
            <text:p>FL</text:p>
          </table:table-cell>
          <table:table-cell table:style-name="ce22" office:value-type="string">
            <text:p>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22" office:value-type="string">
            <text:p>play+</text:p>
          </table:table-cell>
          <table:table-cell table:style-name="ce22" office:value-type="string">
            <text:p>play-</text:p>
          </table:table-cell>
          <table:table-cell table:style-name="ce22" office:value-type="string">
            <text:p>play</text:p>
          </table:table-cell>
          <table:table-cell table:style-name="ce36" office:value-type="string">
            <text:p>m</text:p>
          </table:table-cell>
          <table:table-cell table:formula="of:=INDEX(LINEST([.B7:.B9];[.C7:.C9];1;0);1;1)" office:value-type="float" office:value="-91.2267446380677">
            <text:p>-91.2267446380677</text:p>
          </table:table-cell>
          <table:table-cell table:number-columns-repeated="4"/>
          <table:table-cell table:style-name="ce40"/>
          <table:table-cell table:style-name="ce43" office:value-type="float" office:value="0" table:number-columns-spanned="3" table:number-rows-spanned="1">
            <text:p>0</text:p>
          </table:table-cell>
          <table:covered-table-cell table:style-name="ce44"/>
          <table:covered-table-cell table:style-name="ce45"/>
          <table:table-cell table:style-name="ce43" office:value-type="float" office:value="90" table:number-columns-spanned="3" table:number-rows-spanned="1">
            <text:p>90</text:p>
          </table:table-cell>
          <table:covered-table-cell table:style-name="ce44"/>
          <table:covered-table-cell table:style-name="ce45"/>
          <table:table-cell table:style-name="ce43" office:value-type="float" office:value="-90" table:number-columns-spanned="3" table:number-rows-spanned="1">
            <text:p>-90</text:p>
          </table:table-cell>
          <table:covered-table-cell table:style-name="ce47"/>
          <table:covered-table-cell table:style-name="ce45"/>
          <table:table-cell table:style-name="ce43" office:value-type="string" table:number-columns-spanned="3" table:number-rows-spanned="1">
            <text:p>Play</text:p>
          </table:table-cell>
          <table:covered-table-cell table:style-name="ce44"/>
          <table:covered-table-cell table:style-name="ce45"/>
          <table:table-cell table:number-columns-repeated="997"/>
        </table:table-row>
        <table:table-row table:style-name="ro8"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.452">
            <text:p>2.452</text:p>
          </table:table-cell>
          <table:table-cell table:style-name="ce23" office:value-type="float" office:value="0.0038">
            <text:p>0.0038</text:p>
          </table:table-cell>
          <table:table-cell table:style-name="ce23" office:value-type="float" office:value="278">
            <text:p>278</text:p>
          </table:table-cell>
          <table:table-cell table:style-name="ce33" office:value-type="float" office:value="3.432">
            <text:p>3.432</text:p>
          </table:table-cell>
          <table:table-cell table:style-name="ce23" office:value-type="float" office:value="3.426">
            <text:p>3.426</text:p>
          </table:table-cell>
          <table:table-cell table:style-name="ce37" table:formula="of:=[.F7]-[.G7]" office:value-type="float" office:value="0.00599999999999978">
            <text:p>0.006</text:p>
          </table:table-cell>
          <table:table-cell table:style-name="ce36" office:value-type="string">
            <text:p>b</text:p>
          </table:table-cell>
          <table:table-cell table:formula="of:=INDEX(LINEST([.B7:.B9];[.C7:.C9];1;0);1;2)" office:value-type="float" office:value="222.927754980558">
            <text:p>222.927754980558</text:p>
          </table:table-cell>
          <table:table-cell table:number-columns-repeated="4"/>
          <table:table-cell table:style-name="ce41" office:value-type="string">
            <text:p>Unit</text:p>
          </table:table-cell>
          <table:table-cell table:style-name="ce41" office:value-type="string">
            <text:p>average</text:p>
          </table:table-cell>
          <table:table-cell table:style-name="ce41" office:value-type="string">
            <text:p>rms</text:p>
          </table:table-cell>
          <table:table-cell table:style-name="ce41" office:value-type="string">
            <text:p>points</text:p>
          </table:table-cell>
          <table:table-cell table:style-name="ce41" office:value-type="string">
            <text:p>average</text:p>
          </table:table-cell>
          <table:table-cell table:style-name="ce41" office:value-type="string">
            <text:p>rms</text:p>
          </table:table-cell>
          <table:table-cell table:style-name="ce41" office:value-type="string">
            <text:p>points</text:p>
          </table:table-cell>
          <table:table-cell table:style-name="ce41" office:value-type="string">
            <text:p>average</text:p>
          </table:table-cell>
          <table:table-cell table:style-name="ce41" office:value-type="string">
            <text:p>rms</text:p>
          </table:table-cell>
          <table:table-cell table:style-name="ce41" office:value-type="string">
            <text:p>points</text:p>
          </table:table-cell>
          <table:table-cell table:style-name="ce41" office:value-type="string">
            <text:p>Av +</text:p>
          </table:table-cell>
          <table:table-cell table:style-name="ce41" office:value-type="string">
            <text:p>Av -</text:p>
          </table:table-cell>
          <table:table-cell table:style-name="ce41" office:value-type="string">
            <text:p>total av</text:p>
          </table:table-cell>
          <table:table-cell table:number-columns-repeated="997"/>
        </table:table-row>
        <table:table-row table:style-name="ro8">
          <table:table-cell table:style-name="ce24"/>
          <table:table-cell table:style-name="ce24" office:value-type="float" office:value="90">
            <text:p>90</text:p>
          </table:table-cell>
          <table:table-cell table:style-name="ce24" office:value-type="float" office:value="1.453">
            <text:p>1.453</text:p>
          </table:table-cell>
          <table:table-cell table:style-name="ce24" office:value-type="float" office:value="0.0055">
            <text:p>0.0055</text:p>
          </table:table-cell>
          <table:table-cell table:style-name="ce24" office:value-type="float" office:value="818">
            <text:p>818</text:p>
          </table:table-cell>
          <table:table-cell table:style-name="ce24" table:number-columns-repeated="3"/>
          <table:table-cell table:number-columns-repeated="6"/>
          <table:table-cell table:style-name="ce41" office:value-type="string">
            <text:p>FL</text:p>
          </table:table-cell>
          <table:table-cell table:style-name="ce23" office:value-type="float" office:value="2.452">
            <text:p>2.452</text:p>
          </table:table-cell>
          <table:table-cell table:style-name="ce23" office:value-type="float" office:value="0.0038">
            <text:p>0.0038</text:p>
          </table:table-cell>
          <table:table-cell table:style-name="ce23" office:value-type="float" office:value="278">
            <text:p>278</text:p>
          </table:table-cell>
          <table:table-cell table:style-name="ce23" office:value-type="float" office:value="1.453">
            <text:p>1.453</text:p>
          </table:table-cell>
          <table:table-cell table:style-name="ce23" office:value-type="float" office:value="0.0055">
            <text:p>0.0055</text:p>
          </table:table-cell>
          <table:table-cell table:style-name="ce23" office:value-type="float" office:value="818">
            <text:p>818</text:p>
          </table:table-cell>
          <table:table-cell table:style-name="ce23" office:value-type="float" office:value="3.426">
            <text:p>3.426</text:p>
          </table:table-cell>
          <table:table-cell table:style-name="ce48" office:value-type="float" office:value="0.0029">
            <text:p>0.0029</text:p>
          </table:table-cell>
          <table:table-cell table:style-name="ce23" office:value-type="float" office:value="415">
            <text:p>415</text:p>
          </table:table-cell>
          <table:table-cell table:style-name="ce33" office:value-type="float" office:value="3.432">
            <text:p>3.432</text:p>
          </table:table-cell>
          <table:table-cell table:style-name="ce23" office:value-type="float" office:value="3.426">
            <text:p>3.426</text:p>
          </table:table-cell>
          <table:table-cell table:style-name="ce37" table:formula="of:=[.Y8]-[.Z8]" office:value-type="float" office:value="0.00599999999999978">
            <text:p>0.006</text:p>
          </table:table-cell>
          <table:table-cell table:number-columns-repeated="997"/>
        </table:table-row>
        <table:table-row table:style-name="ro8">
          <table:table-cell table:style-name="ce25"/>
          <table:table-cell table:style-name="ce25" office:value-type="float" office:value="-90">
            <text:p>-90</text:p>
          </table:table-cell>
          <table:table-cell table:style-name="ce25" office:value-type="float" office:value="3.426">
            <text:p>3.426</text:p>
          </table:table-cell>
          <table:table-cell table:style-name="ce31" office:value-type="float" office:value="0.0029">
            <text:p>0.0029</text:p>
          </table:table-cell>
          <table:table-cell table:style-name="ce25" office:value-type="float" office:value="415">
            <text:p>415</text:p>
          </table:table-cell>
          <table:table-cell table:style-name="ce25" table:number-columns-repeated="3"/>
          <table:table-cell table:number-columns-repeated="6"/>
          <table:table-cell table:style-name="ce41" office:value-type="string">
            <text:p>FR</text:p>
          </table:table-cell>
          <table:table-cell table:style-name="ce24" office:value-type="float" office:value="2.305">
            <text:p>2.305</text:p>
          </table:table-cell>
          <table:table-cell table:style-name="ce24" office:value-type="float" office:value="0.0028">
            <text:p>0.0028</text:p>
          </table:table-cell>
          <table:table-cell table:style-name="ce24" office:value-type="float" office:value="283">
            <text:p>283</text:p>
          </table:table-cell>
          <table:table-cell table:style-name="ce24" office:value-type="float" office:value="1.294">
            <text:p>1.294</text:p>
          </table:table-cell>
          <table:table-cell table:style-name="ce24" office:value-type="float" office:value="0.0027">
            <text:p>0.0027</text:p>
          </table:table-cell>
          <table:table-cell table:style-name="ce24" office:value-type="float" office:value="155">
            <text:p>155</text:p>
          </table:table-cell>
          <table:table-cell table:style-name="ce24" office:value-type="float" office:value="3.296">
            <text:p>3.296</text:p>
          </table:table-cell>
          <table:table-cell table:style-name="ce49" office:value-type="float" office:value="0.003">
            <text:p>0.0030</text:p>
          </table:table-cell>
          <table:table-cell table:style-name="ce24" office:value-type="float" office:value="365">
            <text:p>365</text:p>
          </table:table-cell>
          <table:table-cell table:style-name="ce50" office:value-type="float" office:value="1.298">
            <text:p>1.298</text:p>
          </table:table-cell>
          <table:table-cell table:style-name="ce24" office:value-type="float" office:value="1.293">
            <text:p>1.293</text:p>
          </table:table-cell>
          <table:table-cell table:style-name="ce52" table:formula="of:=[.Y9]-[.Z9]" office:value-type="float" office:value="0.00500000000000012">
            <text:p>0.005</text:p>
          </table:table-cell>
          <table:table-cell table:number-columns-repeated="997"/>
        </table:table-row>
        <table:table-row table:style-name="ro8">
          <table:table-cell table:number-columns-repeated="14"/>
          <table:table-cell table:style-name="ce41" office:value-type="string">
            <text:p>RL</text:p>
          </table:table-cell>
          <table:table-cell table:style-name="ce24" office:value-type="float" office:value="2.393">
            <text:p>2.393</text:p>
          </table:table-cell>
          <table:table-cell table:style-name="ce24" office:value-type="float" office:value="0.0035">
            <text:p>0.0035</text:p>
          </table:table-cell>
          <table:table-cell table:style-name="ce24" office:value-type="float" office:value="271">
            <text:p>271</text:p>
          </table:table-cell>
          <table:table-cell table:style-name="ce24" office:value-type="float" office:value="1.384">
            <text:p>1.384</text:p>
          </table:table-cell>
          <table:table-cell table:style-name="ce24" office:value-type="float" office:value="0.0047">
            <text:p>0.0047</text:p>
          </table:table-cell>
          <table:table-cell table:style-name="ce24" office:value-type="float" office:value="484">
            <text:p>484</text:p>
          </table:table-cell>
          <table:table-cell table:style-name="ce24" office:value-type="float" office:value="3.385">
            <text:p>3.385</text:p>
          </table:table-cell>
          <table:table-cell table:style-name="ce49" office:value-type="float" office:value="0.0034">
            <text:p>0.0034</text:p>
          </table:table-cell>
          <table:table-cell table:style-name="ce24" office:value-type="float" office:value="224">
            <text:p>224</text:p>
          </table:table-cell>
          <table:table-cell table:style-name="ce50" office:value-type="float" office:value="3.385">
            <text:p>3.385</text:p>
          </table:table-cell>
          <table:table-cell table:style-name="ce24" office:value-type="float" office:value="3.376">
            <text:p>3.376</text:p>
          </table:table-cell>
          <table:table-cell table:style-name="ce52" table:formula="of:=[.Y10]-[.Z10]" office:value-type="float" office:value="0.0089999999999999">
            <text:p>0.009</text:p>
          </table:table-cell>
          <table:table-cell table:number-columns-repeated="997"/>
        </table:table-row>
        <table:table-row table:style-name="ro8">
          <table:table-cell table:number-columns-repeated="14"/>
          <table:table-cell table:style-name="ce41" office:value-type="string">
            <text:p>RR</text:p>
          </table:table-cell>
          <table:table-cell table:style-name="ce25" office:value-type="float" office:value="2.492">
            <text:p>2.492</text:p>
          </table:table-cell>
          <table:table-cell table:style-name="ce25" office:value-type="float" office:value="0.0037">
            <text:p>0.0037</text:p>
          </table:table-cell>
          <table:table-cell table:style-name="ce25" office:value-type="float" office:value="641">
            <text:p>641</text:p>
          </table:table-cell>
          <table:table-cell table:style-name="ce25" office:value-type="float" office:value="1.495">
            <text:p>1.495</text:p>
          </table:table-cell>
          <table:table-cell table:style-name="ce25" office:value-type="float" office:value="0.0035">
            <text:p>0.0035</text:p>
          </table:table-cell>
          <table:table-cell table:style-name="ce25" office:value-type="float" office:value="416">
            <text:p>416</text:p>
          </table:table-cell>
          <table:table-cell table:style-name="ce25" office:value-type="float" office:value="3.486">
            <text:p>3.486</text:p>
          </table:table-cell>
          <table:table-cell table:style-name="ce31" office:value-type="float" office:value="0.0031">
            <text:p>0.0031</text:p>
          </table:table-cell>
          <table:table-cell table:style-name="ce25" office:value-type="float" office:value="450">
            <text:p>450</text:p>
          </table:table-cell>
          <table:table-cell table:style-name="ce51" office:value-type="float" office:value="3.49">
            <text:p>3.490</text:p>
          </table:table-cell>
          <table:table-cell table:style-name="ce25" office:value-type="float" office:value="3.486">
            <text:p>3.486</text:p>
          </table:table-cell>
          <table:table-cell table:style-name="ce53" table:formula="of:=[.Y11]-[.Z11]" office:value-type="float" office:value="0.004">
            <text:p>0.004</text:p>
          </table:table-cell>
          <table:table-cell table:number-columns-repeated="997"/>
        </table:table-row>
        <table:table-row table:style-name="ro2">
          <table:table-cell table:style-name="ce22" office:value-type="string">
            <text:p>FR</text:p>
          </table:table-cell>
          <table:table-cell table:style-name="ce22" office:value-type="string">
            <text:p>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22" office:value-type="string">
            <text:p>play+</text:p>
          </table:table-cell>
          <table:table-cell table:style-name="ce22" office:value-type="string">
            <text:p>play-</text:p>
          </table:table-cell>
          <table:table-cell table:style-name="ce22" office:value-type="string">
            <text:p>play</text:p>
          </table:table-cell>
          <table:table-cell table:style-name="ce36" office:value-type="string">
            <text:p>m</text:p>
          </table:table-cell>
          <table:table-cell table:formula="of:=INDEX(LINEST([.B13:.B15];[.C13:.C15];1;0);1;1)" office:value-type="float" office:value="-89.907098991618">
            <text:p>-89.907098991618</text:p>
          </table:table-cell>
          <table:table-cell table:number-columns-repeated="1014"/>
        </table:table-row>
        <table:table-row table:style-name="ro7"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.305">
            <text:p>2.305</text:p>
          </table:table-cell>
          <table:table-cell table:style-name="ce23" office:value-type="float" office:value="0.0028">
            <text:p>0.0028</text:p>
          </table:table-cell>
          <table:table-cell table:style-name="ce23" office:value-type="float" office:value="283">
            <text:p>283</text:p>
          </table:table-cell>
          <table:table-cell table:style-name="ce33" office:value-type="float" office:value="1.298">
            <text:p>1.298</text:p>
          </table:table-cell>
          <table:table-cell table:style-name="ce23" office:value-type="float" office:value="1.293">
            <text:p>1.293</text:p>
          </table:table-cell>
          <table:table-cell table:style-name="ce37" table:formula="of:=[.F13]-[.G13]" office:value-type="float" office:value="0.00500000000000012">
            <text:p>0.005</text:p>
          </table:table-cell>
          <table:table-cell table:style-name="ce36" office:value-type="string">
            <text:p>b</text:p>
          </table:table-cell>
          <table:table-cell table:formula="of:=INDEX(LINEST([.B13:.B15];[.C13:.C15];1;0);1;2)" office:value-type="float" office:value="206.636482515735">
            <text:p>206.636482515735</text:p>
          </table:table-cell>
          <table:table-cell table:number-columns-repeated="4"/>
          <table:table-cell table:style-name="ce42" office:value-type="string">
            <text:p>Calc</text:p>
          </table:table-cell>
          <table:table-cell table:style-name="ce42" table:number-columns-repeated="16"/>
          <table:table-cell table:number-columns-repeated="993"/>
        </table:table-row>
        <table:table-row table:style-name="ro2">
          <table:table-cell table:style-name="ce24"/>
          <table:table-cell table:style-name="ce24" office:value-type="float" office:value="90">
            <text:p>90</text:p>
          </table:table-cell>
          <table:table-cell table:style-name="ce24" office:value-type="float" office:value="1.294">
            <text:p>1.294</text:p>
          </table:table-cell>
          <table:table-cell table:style-name="ce24" office:value-type="float" office:value="0.0027">
            <text:p>0.0027</text:p>
          </table:table-cell>
          <table:table-cell table:style-name="ce24" office:value-type="float" office:value="155">
            <text:p>155</text:p>
          </table:table-cell>
          <table:table-cell table:style-name="ce24" table:number-columns-repeated="3"/>
          <table:table-cell table:number-columns-repeated="6"/>
          <table:table-cell table:style-name="ce36" office:value-type="string">
            <text:p>m1</text:p>
          </table:table-cell>
          <table:table-cell table:style-name="ce36" office:value-type="string">
            <text:p>m2</text:p>
          </table:table-cell>
          <table:table-cell table:style-name="ce36" office:value-type="string">
            <text:p>mav</text:p>
          </table:table-cell>
          <table:table-cell table:style-name="ce36" office:value-type="string">
            <text:p>b1</text:p>
          </table:table-cell>
          <table:table-cell table:style-name="ce36" office:value-type="string">
            <text:p>b2</text:p>
          </table:table-cell>
          <table:table-cell table:style-name="ce36" office:value-type="string">
            <text:p>bav</text:p>
          </table:table-cell>
          <table:table-cell table:style-name="ce36" office:value-type="string">
            <text:p>Test1</text:p>
          </table:table-cell>
          <table:table-cell table:style-name="ce36" office:value-type="string">
            <text:p>Test2</text:p>
          </table:table-cell>
          <table:table-cell table:style-name="ce36" office:value-type="string">
            <text:p>Test3</text:p>
          </table:table-cell>
          <table:table-cell table:style-name="ce36"/>
          <table:table-cell table:style-name="ce36" office:value-type="string">
            <text:p>m3</text:p>
          </table:table-cell>
          <table:table-cell table:style-name="ce36" office:value-type="string">
            <text:p>b3</text:p>
          </table:table-cell>
          <table:table-cell table:style-name="ce36" office:value-type="string">
            <text:p>mav3</text:p>
          </table:table-cell>
          <table:table-cell table:style-name="ce36" office:value-type="string">
            <text:p>bav3</text:p>
          </table:table-cell>
          <table:table-cell table:style-name="ce36" office:value-type="string">
            <text:p>Test13</text:p>
          </table:table-cell>
          <table:table-cell table:style-name="ce36" office:value-type="string">
            <text:p>Test23</text:p>
          </table:table-cell>
          <table:table-cell table:style-name="ce36" office:value-type="string">
            <text:p>Test33</text:p>
          </table:table-cell>
          <table:table-cell table:number-columns-repeated="993"/>
        </table:table-row>
        <table:table-row table:style-name="ro2">
          <table:table-cell table:style-name="ce25"/>
          <table:table-cell table:style-name="ce25" office:value-type="float" office:value="-90">
            <text:p>-90</text:p>
          </table:table-cell>
          <table:table-cell table:style-name="ce25" office:value-type="float" office:value="3.296">
            <text:p>3.296</text:p>
          </table:table-cell>
          <table:table-cell table:style-name="ce31" office:value-type="float" office:value="0.003">
            <text:p>0.0030</text:p>
          </table:table-cell>
          <table:table-cell table:style-name="ce25" office:value-type="float" office:value="365">
            <text:p>365</text:p>
          </table:table-cell>
          <table:table-cell table:style-name="ce25" table:number-columns-repeated="3"/>
          <table:table-cell table:number-columns-repeated="6"/>
          <table:table-cell table:formula="of:=90/([.S8]-[.P8])" office:value-type="float" office:value="-90.0900900900901">
            <text:p>-90.0900900900901</text:p>
          </table:table-cell>
          <table:table-cell table:formula="of:=-90/([.V8]-[.P8])" office:value-type="float" office:value="-92.4024640657084">
            <text:p>-92.4024640657084</text:p>
          </table:table-cell>
          <table:table-cell table:formula="of:=([.O15]+[.P15])/2" office:value-type="float" office:value="-91.2462770778993">
            <text:p>-91.2462770778993</text:p>
          </table:table-cell>
          <table:table-cell table:formula="of:=-[.O15]*[.P8]" office:value-type="float" office:value="220.900900900901">
            <text:p>220.900900900901</text:p>
          </table:table-cell>
          <table:table-cell table:style-name="ce46" table:formula="of:=-[.P15]*[.P8]" office:value-type="float" office:value="226.570841889117">
            <text:p>226.570841889117</text:p>
          </table:table-cell>
          <table:table-cell table:formula="of:=([.R15]+[.S15])/2" office:value-type="float" office:value="223.735871395009">
            <text:p>223.735871395009</text:p>
          </table:table-cell>
          <table:table-cell table:formula="of:=[.Q15]*[.P8]+[.T15]" office:value-type="float" office:value="0">
            <text:p>0</text:p>
          </table:table-cell>
          <table:table-cell table:formula="of:=[.Q15]*[.S8]+[.T15]" office:value-type="float" office:value="91.1550308008214">
            <text:p>91.1550308008214</text:p>
          </table:table-cell>
          <table:table-cell table:formula="of:=[.Q15]*[.V8]+[.T15]" office:value-type="float" office:value="-88.8738738738739">
            <text:p>-88.8738738738739</text:p>
          </table:table-cell>
          <table:table-cell/>
          <table:table-cell table:formula="of:=-180/([.V8]-[.S8])" office:value-type="float" office:value="-91.2316269640142">
            <text:p>-91.2316269640142</text:p>
          </table:table-cell>
          <table:table-cell table:formula="of:=90-[.Y15]*[.S8]" office:value-type="float" office:value="222.559553978713">
            <text:p>222.559553978713</text:p>
          </table:table-cell>
          <table:table-cell table:formula="of:=([.O15]+[.P15]+[.Y15])/3" office:value-type="float" office:value="-91.2413937066042">
            <text:p>-91.2413937066042</text:p>
          </table:table-cell>
          <table:table-cell table:formula="of:=([.R15]+[.S15]+[.Z15])/3" office:value-type="float" office:value="223.343765589577">
            <text:p>223.343765589577</text:p>
          </table:table-cell>
          <table:table-cell table:formula="of:=[.P8]*[.AA15]+[.AB15]" office:value-type="float" office:value="-0.380131779016722">
            <text:p>-0.380131779016722</text:p>
          </table:table-cell>
          <table:table-cell table:formula="of:=[.S8]*[.AA15]+[.AB15]" office:value-type="float" office:value="90.7700205338809">
            <text:p>90.7700205338809</text:p>
          </table:table-cell>
          <table:table-cell table:formula="of:=[.V8]*[.AA15]+[.AB15]" office:value-type="float" office:value="-89.2492492492493">
            <text:p>-89.2492492492493</text:p>
          </table:table-cell>
          <table:table-cell table:number-columns-repeated="993"/>
        </table:table-row>
        <table:table-row table:style-name="ro2">
          <table:table-cell table:number-columns-repeated="14"/>
          <table:table-cell table:formula="of:=90/([.S9]-[.P9])" office:value-type="float" office:value="-89.0207715133531">
            <text:p>-89.0207715133531</text:p>
          </table:table-cell>
          <table:table-cell table:formula="of:=-90/([.V9]-[.P9])" office:value-type="float" office:value="-90.8173562058527">
            <text:p>-90.8173562058527</text:p>
          </table:table-cell>
          <table:table-cell table:formula="of:=([.O16]+[.P16])/2" office:value-type="float" office:value="-89.9190638596029">
            <text:p>-89.9190638596029</text:p>
          </table:table-cell>
          <table:table-cell table:formula="of:=-[.O16]*[.P9]" office:value-type="float" office:value="205.192878338279">
            <text:p>205.192878338279</text:p>
          </table:table-cell>
          <table:table-cell table:style-name="ce46" table:formula="of:=-[.P16]*[.P9]" office:value-type="float" office:value="209.33400605449">
            <text:p>209.33400605449</text:p>
          </table:table-cell>
          <table:table-cell table:formula="of:=([.R16]+[.S16])/2" office:value-type="float" office:value="207.263442196385">
            <text:p>207.263442196385</text:p>
          </table:table-cell>
          <table:table-cell table:formula="of:=[.Q16]*[.P9]+[.T16]" office:value-type="float" office:value="0">
            <text:p>0</text:p>
          </table:table-cell>
          <table:table-cell table:formula="of:=[.Q16]*[.S9]+[.T16]" office:value-type="float" office:value="90.9081735620585">
            <text:p>90.9081735620585</text:p>
          </table:table-cell>
          <table:table-cell table:formula="of:=[.Q16]*[.V9]+[.T16]" office:value-type="float" office:value="-89.1097922848665">
            <text:p>-89.1097922848665</text:p>
          </table:table-cell>
          <table:table-cell/>
          <table:table-cell table:formula="of:=-180/([.V9]-[.S9])" office:value-type="float" office:value="-89.9100899100899">
            <text:p>-89.9100899100899</text:p>
          </table:table-cell>
          <table:table-cell table:formula="of:=90-[.Y16]*[.S9]" office:value-type="float" office:value="206.343656343656">
            <text:p>206.343656343656</text:p>
          </table:table-cell>
          <table:table-cell table:formula="of:=([.O16]+[.P16]+[.Y16])/3" office:value-type="float" office:value="-89.9160725430986">
            <text:p>-89.9160725430986</text:p>
          </table:table-cell>
          <table:table-cell table:formula="of:=([.R16]+[.S16]+[.Z16])/3" office:value-type="float" office:value="206.956846912142">
            <text:p>206.956846912142</text:p>
          </table:table-cell>
          <table:table-cell table:formula="of:=[.P9]*[.AA16]+[.AB16]" office:value-type="float" office:value="-0.299700299700334">
            <text:p>-0.299700299700334</text:p>
          </table:table-cell>
          <table:table-cell table:formula="of:=[.S9]*[.AA16]+[.AB16]" office:value-type="float" office:value="90.6054490413723">
            <text:p>90.6054490413723</text:p>
          </table:table-cell>
          <table:table-cell table:formula="of:=[.V9]*[.AA16]+[.AB16]" office:value-type="float" office:value="-89.406528189911">
            <text:p>-89.406528189911</text:p>
          </table:table-cell>
          <table:table-cell table:number-columns-repeated="993"/>
        </table:table-row>
        <table:table-row table:style-name="ro2">
          <table:table-cell table:number-columns-repeated="14"/>
          <table:table-cell table:formula="of:=90/([.S10]-[.P10])" office:value-type="float" office:value="-89.197224975223">
            <text:p>-89.197224975223</text:p>
          </table:table-cell>
          <table:table-cell table:formula="of:=-90/([.V10]-[.P10])" office:value-type="float" office:value="-90.7258064516129">
            <text:p>-90.7258064516129</text:p>
          </table:table-cell>
          <table:table-cell table:formula="of:=([.O17]+[.P17])/2" office:value-type="float" office:value="-89.9615157134179">
            <text:p>-89.9615157134179</text:p>
          </table:table-cell>
          <table:table-cell table:formula="of:=-[.O17]*[.P10]" office:value-type="float" office:value="213.448959365709">
            <text:p>213.448959365709</text:p>
          </table:table-cell>
          <table:table-cell table:style-name="ce46" table:formula="of:=-[.P17]*[.P10]" office:value-type="float" office:value="217.10685483871">
            <text:p>217.10685483871</text:p>
          </table:table-cell>
          <table:table-cell table:formula="of:=([.R17]+[.S17])/2" office:value-type="float" office:value="215.277907102209">
            <text:p>215.277907102209</text:p>
          </table:table-cell>
          <table:table-cell table:formula="of:=[.Q17]*[.P10]+[.T17]" office:value-type="float" office:value="0">
            <text:p>0</text:p>
          </table:table-cell>
          <table:table-cell table:formula="of:=[.Q17]*[.S10]+[.T17]" office:value-type="float" office:value="90.7711693548387">
            <text:p>90.7711693548387</text:p>
          </table:table-cell>
          <table:table-cell table:formula="of:=[.Q17]*[.V10]+[.T17]" office:value-type="float" office:value="-89.2418235877106">
            <text:p>-89.2418235877106</text:p>
          </table:table-cell>
          <table:table-cell/>
          <table:table-cell table:formula="of:=-180/([.V10]-[.S10])" office:value-type="float" office:value="-89.9550224887556">
            <text:p>-89.9550224887556</text:p>
          </table:table-cell>
          <table:table-cell table:formula="of:=90-[.Y17]*[.S10]" office:value-type="float" office:value="214.497751124438">
            <text:p>214.497751124438</text:p>
          </table:table-cell>
          <table:table-cell table:formula="of:=([.O17]+[.P17]+[.Y17])/3" office:value-type="float" office:value="-89.9593513051972">
            <text:p>-89.9593513051972</text:p>
          </table:table-cell>
          <table:table-cell table:formula="of:=([.R17]+[.S17]+[.Z17])/3" office:value-type="float" office:value="215.017855109619">
            <text:p>215.017855109619</text:p>
          </table:table-cell>
          <table:table-cell table:formula="of:=[.P10]*[.AA17]+[.AB17]" office:value-type="float" office:value="-0.254872563718095">
            <text:p>-0.254872563718095</text:p>
          </table:table-cell>
          <table:table-cell table:formula="of:=[.S10]*[.AA17]+[.AB17]" office:value-type="float" office:value="90.5141129032258">
            <text:p>90.5141129032258</text:p>
          </table:table-cell>
          <table:table-cell table:formula="of:=[.V10]*[.AA17]+[.AB17]" office:value-type="float" office:value="-89.4945490584737">
            <text:p>-89.4945490584737</text:p>
          </table:table-cell>
          <table:table-cell table:number-columns-repeated="993"/>
        </table:table-row>
        <table:table-row table:style-name="ro2">
          <table:table-cell table:style-name="ce22" office:value-type="string">
            <text:p>RL</text:p>
          </table:table-cell>
          <table:table-cell table:style-name="ce22" office:value-type="string">
            <text:p>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22" office:value-type="string">
            <text:p>play+</text:p>
          </table:table-cell>
          <table:table-cell table:style-name="ce22" office:value-type="string">
            <text:p>play-</text:p>
          </table:table-cell>
          <table:table-cell table:style-name="ce22" office:value-type="string">
            <text:p>play</text:p>
          </table:table-cell>
          <table:table-cell table:style-name="ce36" office:value-type="string">
            <text:p>m</text:p>
          </table:table-cell>
          <table:table-cell table:formula="of:=INDEX(LINEST([.B19:.B21];[.C19:.C21];1;0);1;1)" office:value-type="float" office:value="-89.9528582888261">
            <text:p>-89.9528582888261</text:p>
          </table:table-cell>
          <table:table-cell table:number-columns-repeated="4"/>
          <table:table-cell table:formula="of:=90/([.S11]-[.P11])" office:value-type="float" office:value="-90.2708124373119">
            <text:p>-90.2708124373119</text:p>
          </table:table-cell>
          <table:table-cell table:formula="of:=-90/([.V11]-[.P11])" office:value-type="float" office:value="-90.543259557344">
            <text:p>-90.543259557344</text:p>
          </table:table-cell>
          <table:table-cell table:formula="of:=([.O18]+[.P18])/2" office:value-type="float" office:value="-90.407035997328">
            <text:p>-90.407035997328</text:p>
          </table:table-cell>
          <table:table-cell table:formula="of:=-[.O18]*[.P11]" office:value-type="float" office:value="224.954864593781">
            <text:p>224.954864593781</text:p>
          </table:table-cell>
          <table:table-cell table:style-name="ce46" table:formula="of:=-[.P18]*[.P11]" office:value-type="float" office:value="225.633802816901">
            <text:p>225.633802816901</text:p>
          </table:table-cell>
          <table:table-cell table:formula="of:=([.R18]+[.S18])/2" office:value-type="float" office:value="225.294333705341">
            <text:p>225.294333705341</text:p>
          </table:table-cell>
          <table:table-cell table:formula="of:=[.Q18]*[.P11]+[.T18]" office:value-type="float" office:value="0">
            <text:p>0</text:p>
          </table:table-cell>
          <table:table-cell table:formula="of:=[.Q18]*[.S11]+[.T18]" office:value-type="float" office:value="90.135814889336">
            <text:p>90.135814889336</text:p>
          </table:table-cell>
          <table:table-cell table:formula="of:=[.Q18]*[.V11]+[.T18]" office:value-type="float" office:value="-89.864593781344">
            <text:p>-89.864593781344</text:p>
          </table:table-cell>
          <table:table-cell/>
          <table:table-cell table:formula="of:=-180/([.V11]-[.S11])" office:value-type="float" office:value="-90.4068307383225">
            <text:p>-90.4068307383225</text:p>
          </table:table-cell>
          <table:table-cell table:formula="of:=90-[.Y18]*[.S11]" office:value-type="float" office:value="225.158211953792">
            <text:p>225.158211953792</text:p>
          </table:table-cell>
          <table:table-cell table:formula="of:=([.O18]+[.P18]+[.Y18])/3" office:value-type="float" office:value="-90.4069675776595">
            <text:p>-90.4069675776595</text:p>
          </table:table-cell>
          <table:table-cell table:formula="of:=([.R18]+[.S18]+[.Z18])/3" office:value-type="float" office:value="225.248959788158">
            <text:p>225.248959788158</text:p>
          </table:table-cell>
          <table:table-cell table:formula="of:=[.P11]*[.AA18]+[.AB18]" office:value-type="float" office:value="-0.0452034153691443">
            <text:p>-0.0452034153691443</text:p>
          </table:table-cell>
          <table:table-cell table:formula="of:=[.S11]*[.AA18]+[.AB18]" office:value-type="float" office:value="90.0905432595573">
            <text:p>90.0905432595573</text:p>
          </table:table-cell>
          <table:table-cell table:formula="of:=[.V11]*[.AA18]+[.AB18]" office:value-type="float" office:value="-89.9097291875627">
            <text:p>-89.9097291875627</text:p>
          </table:table-cell>
          <table:table-cell table:number-columns-repeated="993"/>
        </table:table-row>
        <table:table-row table:style-name="ro8"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.393">
            <text:p>2.393</text:p>
          </table:table-cell>
          <table:table-cell table:style-name="ce23" office:value-type="float" office:value="0.0035">
            <text:p>0.0035</text:p>
          </table:table-cell>
          <table:table-cell table:style-name="ce23" office:value-type="float" office:value="271">
            <text:p>271</text:p>
          </table:table-cell>
          <table:table-cell table:style-name="ce34" office:value-type="float" office:value="3.385">
            <text:p>3.385</text:p>
          </table:table-cell>
          <table:table-cell table:style-name="ce35" office:value-type="float" office:value="3.376">
            <text:p>3.376</text:p>
          </table:table-cell>
          <table:table-cell table:style-name="ce38" table:formula="of:=[.F19]-[.G19]" office:value-type="float" office:value="0.0089999999999999">
            <text:p>0.009</text:p>
          </table:table-cell>
          <table:table-cell table:style-name="ce36" office:value-type="string">
            <text:p>b</text:p>
          </table:table-cell>
          <table:table-cell table:formula="of:=INDEX(LINEST([.B19:.B21];[.C19:.C21];1;0);1;2)" office:value-type="float" office:value="214.747457021524">
            <text:p>214.747457021524</text:p>
          </table:table-cell>
          <table:table-cell table:number-columns-repeated="1014"/>
        </table:table-row>
        <table:table-row table:style-name="ro2">
          <table:table-cell table:style-name="ce24"/>
          <table:table-cell table:style-name="ce24" office:value-type="float" office:value="90">
            <text:p>90</text:p>
          </table:table-cell>
          <table:table-cell table:style-name="ce24" office:value-type="float" office:value="1.384">
            <text:p>1.384</text:p>
          </table:table-cell>
          <table:table-cell table:style-name="ce24" office:value-type="float" office:value="0.0047">
            <text:p>0.0047</text:p>
          </table:table-cell>
          <table:table-cell table:style-name="ce24" office:value-type="float" office:value="484">
            <text:p>484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25"/>
          <table:table-cell table:style-name="ce25" office:value-type="float" office:value="-90">
            <text:p>-90</text:p>
          </table:table-cell>
          <table:table-cell table:style-name="ce25" office:value-type="float" office:value="3.385">
            <text:p>3.385</text:p>
          </table:table-cell>
          <table:table-cell table:style-name="ce31" office:value-type="float" office:value="0.0034">
            <text:p>0.0034</text:p>
          </table:table-cell>
          <table:table-cell table:style-name="ce25" office:value-type="float" office:value="224">
            <text:p>224</text:p>
          </table:table-cell>
          <table:table-cell table:style-name="ce25" table:number-columns-repeated="3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RR</text:p>
          </table:table-cell>
          <table:table-cell table:style-name="ce22" office:value-type="string">
            <text:p>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22" office:value-type="string">
            <text:p>play+</text:p>
          </table:table-cell>
          <table:table-cell table:style-name="ce22" office:value-type="string">
            <text:p>play-</text:p>
          </table:table-cell>
          <table:table-cell table:style-name="ce22" office:value-type="string">
            <text:p>play</text:p>
          </table:table-cell>
          <table:table-cell table:style-name="ce36" office:value-type="string">
            <text:p>m</text:p>
          </table:table-cell>
          <table:table-cell table:formula="of:=INDEX(LINEST([.B25:.B27];[.C25:.C27];1;0);1;1)" office:value-type="float" office:value="-90.4067623188611">
            <text:p>-90.4067623188611</text:p>
          </table:table-cell>
          <table:table-cell table:number-columns-repeated="1014"/>
        </table:table-row>
        <table:table-row table:style-name="ro8">
          <table:table-cell table:style-name="ce23"/>
          <table:table-cell table:style-name="ce23" office:value-type="float" office:value="0">
            <text:p>0</text:p>
          </table:table-cell>
          <table:table-cell table:style-name="ce23" office:value-type="float" office:value="2.492">
            <text:p>2.492</text:p>
          </table:table-cell>
          <table:table-cell table:style-name="ce23" office:value-type="float" office:value="0.0037">
            <text:p>0.0037</text:p>
          </table:table-cell>
          <table:table-cell table:style-name="ce23" office:value-type="float" office:value="641">
            <text:p>641</text:p>
          </table:table-cell>
          <table:table-cell table:style-name="ce33" office:value-type="float" office:value="3.49">
            <text:p>3.490</text:p>
          </table:table-cell>
          <table:table-cell table:style-name="ce23" office:value-type="float" office:value="3.486">
            <text:p>3.486</text:p>
          </table:table-cell>
          <table:table-cell table:style-name="ce37" table:formula="of:=[.F25]-[.G25]" office:value-type="float" office:value="0.004">
            <text:p>0.004</text:p>
          </table:table-cell>
          <table:table-cell table:style-name="ce36" office:value-type="string">
            <text:p>b</text:p>
          </table:table-cell>
          <table:table-cell table:formula="of:=INDEX(LINEST([.B25:.B27];[.C25:.C27];1;0);1;2)" office:value-type="float" office:value="225.203244936283">
            <text:p>225.203244936283</text:p>
          </table:table-cell>
          <table:table-cell table:number-columns-repeated="1014"/>
        </table:table-row>
        <table:table-row table:style-name="ro2">
          <table:table-cell table:style-name="ce24"/>
          <table:table-cell table:style-name="ce24" office:value-type="float" office:value="90">
            <text:p>90</text:p>
          </table:table-cell>
          <table:table-cell table:style-name="ce24" office:value-type="float" office:value="1.495">
            <text:p>1.495</text:p>
          </table:table-cell>
          <table:table-cell table:style-name="ce24" office:value-type="float" office:value="0.0035">
            <text:p>0.0035</text:p>
          </table:table-cell>
          <table:table-cell table:style-name="ce24" office:value-type="float" office:value="416">
            <text:p>416</text:p>
          </table:table-cell>
          <table:table-cell table:style-name="ce24" table:number-columns-repeated="3"/>
          <table:table-cell table:number-columns-repeated="1016"/>
        </table:table-row>
        <table:table-row table:style-name="ro2">
          <table:table-cell table:style-name="ce25"/>
          <table:table-cell table:style-name="ce25" office:value-type="float" office:value="-90">
            <text:p>-90</text:p>
          </table:table-cell>
          <table:table-cell table:style-name="ce25" office:value-type="float" office:value="3.486">
            <text:p>3.486</text:p>
          </table:table-cell>
          <table:table-cell table:style-name="ce31" office:value-type="float" office:value="0.0031">
            <text:p>0.0031</text:p>
          </table:table-cell>
          <table:table-cell table:style-name="ce25" office:value-type="float" office:value="450">
            <text:p>450</text:p>
          </table:table-cell>
          <table:table-cell table:style-name="ce25" table:number-columns-repeated="3"/>
          <table:table-cell table:number-columns-repeated="1016"/>
        </table:table-row>
        <table:table-row table:style-name="ro2">
          <table:table-cell table:style-name="ce26" table:number-columns-repeated="3"/>
          <table:table-cell table:style-name="ce32"/>
          <table:table-cell table:style-name="ce26" table:number-columns-repeated="4"/>
          <table:table-cell table:number-columns-repeated="1016"/>
        </table:table-row>
        <table:table-row table:style-name="ro2">
          <table:table-cell/>
          <table:table-cell table:style-name="ce26" table:number-columns-repeated="2"/>
          <table:table-cell table:style-name="ce32"/>
          <table:table-cell table:style-name="ce26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26"/>
          <table:table-cell table:style-name="ce32"/>
          <table:table-cell table:style-name="ce26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6">
          <table:table-cell table:style-name="ce21" office:value-type="string">
            <text:p>Potentiometer Measurements</text:p>
          </table:table-cell>
          <table:table-cell table:style-name="ce21" table:number-columns-repeated="1023"/>
        </table:table-row>
        <table:table-row table:style-name="ro6">
          <table:table-cell table:style-name="ce21" table:number-columns-repeated="1024"/>
        </table:table-row>
        <table:table-row table:style-name="ro2">
          <table:table-cell/>
          <table:table-cell office:value-type="string">
            <text:p>28.8 musec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CL</text:p>
          </table:table-cell>
          <table:table-cell table:style-name="ce22" office:value-type="string">
            <text:p>angle</text:p>
          </table:table-cell>
          <table:table-cell table:style-name="ce22" office:value-type="string">
            <text:p>abs. 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36" office:value-type="string">
            <text:p>m</text:p>
          </table:table-cell>
          <table:table-cell table:formula="of:=INDEX(LINEST([.C36:.C38];[.D36:.D38];1;0);1;1)" office:value-type="float" office:value="31.360761851156">
            <text:p>31.360761851156</text:p>
          </table:table-cell>
          <table:table-cell table:number-columns-repeated="6"/>
          <table:table-cell table:style-name="ce36" office:value-type="string">
            <text:p>m1</text:p>
          </table:table-cell>
          <table:table-cell table:style-name="ce36" office:value-type="string">
            <text:p>m2</text:p>
          </table:table-cell>
          <table:table-cell table:style-name="ce36" office:value-type="string">
            <text:p>m3</text:p>
          </table:table-cell>
          <table:table-cell table:style-name="ce36" office:value-type="string">
            <text:p>mav</text:p>
          </table:table-cell>
          <table:table-cell table:style-name="ce36" office:value-type="string">
            <text:p>b1</text:p>
          </table:table-cell>
          <table:table-cell table:style-name="ce36" office:value-type="string">
            <text:p>b2</text:p>
          </table:table-cell>
          <table:table-cell table:style-name="ce36" office:value-type="string">
            <text:p>b3</text:p>
          </table:table-cell>
          <table:table-cell table:style-name="ce36" office:value-type="string">
            <text:p>bav</text:p>
          </table:table-cell>
          <table:table-cell table:style-name="ce36" office:value-type="string">
            <text:p>Test 1</text:p>
          </table:table-cell>
          <table:table-cell table:style-name="ce36" office:value-type="string">
            <text:p>Test 2</text:p>
          </table:table-cell>
          <table:table-cell table:style-name="ce36" office:value-type="string">
            <text:p>Test 3</text:p>
          </table:table-cell>
          <table:table-cell table:style-name="ce36" table:number-columns-repeated="999"/>
        </table:table-row>
        <table:table-row table:style-name="ro2">
          <table:table-cell table:style-name="ce27"/>
          <table:table-cell table:style-name="ce23" office:value-type="float" office:value="7.1">
            <text:p>7.1</text:p>
          </table:table-cell>
          <table:table-cell table:style-name="ce23" table:formula="of:=[.B36]-20" office:value-type="float" office:value="-12.9">
            <text:p>-12.9</text:p>
          </table:table-cell>
          <table:table-cell table:style-name="ce23" office:value-type="float" office:value="1.286">
            <text:p>1.286</text:p>
          </table:table-cell>
          <table:table-cell table:style-name="ce23" office:value-type="float" office:value="0.0036">
            <text:p>0.0036</text:p>
          </table:table-cell>
          <table:table-cell table:style-name="ce23" office:value-type="float" office:value="818">
            <text:p>818</text:p>
          </table:table-cell>
          <table:table-cell table:style-name="ce36" office:value-type="string">
            <text:p>b</text:p>
          </table:table-cell>
          <table:table-cell table:formula="of:=INDEX(LINEST([.C36:.C38];[.D36:.D38];1;0);1;2)" office:value-type="float" office:value="-52.8691178783389">
            <text:p>-52.8691178783389</text:p>
          </table:table-cell>
          <table:table-cell table:number-columns-repeated="6"/>
          <table:table-cell table:formula="of:=([.C37]-[.C36])/([.D37]-[.D36])" office:value-type="float" office:value="34.1397849462366">
            <text:p>34.1397849462366</text:p>
          </table:table-cell>
          <table:table-cell table:formula="of:=([.C38]-[.C36])/([.D38]-[.D36])" office:value-type="float" office:value="31.4214463840399">
            <text:p>31.4214463840399</text:p>
          </table:table-cell>
          <table:table-cell table:formula="of:=([.C38]-[.C37])/([.D38]-[.D37])" office:value-type="float" office:value="29.0697674418604">
            <text:p>29.0697674418604</text:p>
          </table:table-cell>
          <table:table-cell table:formula="of:=([.O36]+[.P36]+[.Q36])/3" office:value-type="float" office:value="31.543666257379">
            <text:p>31.543666257379</text:p>
          </table:table-cell>
          <table:table-cell table:formula="of:=[.C36]-[.O36]*[.D36]" office:value-type="float" office:value="-56.8037634408602">
            <text:p>-56.8037634408602</text:p>
          </table:table-cell>
          <table:table-cell table:formula="of:=[.C37]-[.P36]*[.D37]" office:value-type="float" office:value="-52.2967581047381">
            <text:p>-52.2967581047381</text:p>
          </table:table-cell>
          <table:table-cell table:formula="of:=[.C38]-[.Q36]*[.D38]" office:value-type="float" office:value="-48.3976744186046">
            <text:p>-48.3976744186046</text:p>
          </table:table-cell>
          <table:table-cell table:formula="of:=([.S36]+[.T36]+[.U36])/3" office:value-type="float" office:value="-52.4993986547343">
            <text:p>-52.4993986547343</text:p>
          </table:table-cell>
          <table:table-cell table:formula="of:=[.R36]*[.D36]+[.V36]" office:value-type="float" office:value="-11.934243847745">
            <text:p>-11.934243847745</text:p>
          </table:table-cell>
          <table:table-cell table:formula="of:=[.R36]*[.D37]+[.V36]" office:value-type="float" office:value="-0.200000000000003">
            <text:p>-0.200000000000003</text:p>
          </table:table-cell>
          <table:table-cell table:formula="of:=[.R36]*[.D38]+[.V36]" office:value-type="float" office:value="13.363776490673">
            <text:p>13.363776490673</text:p>
          </table:table-cell>
          <table:table-cell table:number-columns-repeated="999"/>
        </table:table-row>
        <table:table-row table:style-name="ro2">
          <table:table-cell table:style-name="ce27"/>
          <table:table-cell table:style-name="ce24" office:value-type="float" office:value="19.8">
            <text:p>19.8</text:p>
          </table:table-cell>
          <table:table-cell table:style-name="ce29" table:formula="of:=[.B37]-20" office:value-type="float" office:value="-0.199999999999999">
            <text:p>-0.2</text:p>
          </table:table-cell>
          <table:table-cell table:style-name="ce24" office:value-type="float" office:value="1.658">
            <text:p>1.658</text:p>
          </table:table-cell>
          <table:table-cell table:style-name="ce24" office:value-type="float" office:value="0.0035">
            <text:p>0.0035</text:p>
          </table:table-cell>
          <table:table-cell table:style-name="ce24" office:value-type="float" office:value="818">
            <text:p>818</text:p>
          </table:table-cell>
          <table:table-cell table:number-columns-repeated="1018"/>
        </table:table-row>
        <table:table-row table:style-name="ro2">
          <table:table-cell table:style-name="ce28"/>
          <table:table-cell table:style-name="ce25" office:value-type="float" office:value="32.3">
            <text:p>32.3</text:p>
          </table:table-cell>
          <table:table-cell table:style-name="ce30" table:formula="of:=[.B38]-20" office:value-type="float" office:value="12.3">
            <text:p>12.3</text:p>
          </table:table-cell>
          <table:table-cell table:style-name="ce25" office:value-type="float" office:value="2.088">
            <text:p>2.088</text:p>
          </table:table-cell>
          <table:table-cell table:style-name="ce25" office:value-type="float" office:value="0.0037">
            <text:p>0.0037</text:p>
          </table:table-cell>
          <table:table-cell table:style-name="ce25" office:value-type="float" office:value="818">
            <text:p>818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2" office:value-type="string">
            <text:p>CR</text:p>
          </table:table-cell>
          <table:table-cell table:style-name="ce22" office:value-type="string">
            <text:p>angle</text:p>
          </table:table-cell>
          <table:table-cell table:style-name="ce22" office:value-type="string">
            <text:p>abs. 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36" office:value-type="string">
            <text:p>m</text:p>
          </table:table-cell>
          <table:table-cell table:formula="of:=INDEX(LINEST([.C42:.C44];[.D42:.D44];1;0);1;1)" office:value-type="float" office:value="-32.4053401889815">
            <text:p>-32.4053401889815</text:p>
          </table:table-cell>
          <table:table-cell/>
          <table:table-cell table:style-name="ce36" table:number-columns-repeated="1015"/>
        </table:table-row>
        <table:table-row table:style-name="ro2">
          <table:table-cell table:style-name="ce27"/>
          <table:table-cell table:style-name="ce23" office:value-type="float" office:value="19.4">
            <text:p>19.4</text:p>
          </table:table-cell>
          <table:table-cell table:style-name="ce23" table:formula="of:=[.B42]-20" office:value-type="float" office:value="-0.600000000000001">
            <text:p>-0.600000000000001</text:p>
          </table:table-cell>
          <table:table-cell table:style-name="ce23" office:value-type="float" office:value="1.8">
            <text:p>1.8</text:p>
          </table:table-cell>
          <table:table-cell table:style-name="ce23" office:value-type="float" office:value="0.0043">
            <text:p>0.0043</text:p>
          </table:table-cell>
          <table:table-cell table:style-name="ce23" office:value-type="float" office:value="818">
            <text:p>818</text:p>
          </table:table-cell>
          <table:table-cell table:style-name="ce36" office:value-type="string">
            <text:p>b</text:p>
          </table:table-cell>
          <table:table-cell table:style-name="ce39" table:formula="of:=INDEX(LINEST([.C42:.C44];[.D42:.D44];1;0);1;2)" office:value-type="float" office:value="58.1101989039987">
            <text:p>58.1101989039987</text:p>
          </table:table-cell>
          <table:table-cell table:number-columns-repeated="1016"/>
        </table:table-row>
        <table:table-row table:style-name="ro2">
          <table:table-cell table:style-name="ce27"/>
          <table:table-cell table:style-name="ce24" office:value-type="float" office:value="8.9">
            <text:p>8.9</text:p>
          </table:table-cell>
          <table:table-cell table:style-name="ce24" table:formula="of:=[.B43]-20" office:value-type="float" office:value="-11.1">
            <text:p>-11.1</text:p>
          </table:table-cell>
          <table:table-cell table:style-name="ce24" office:value-type="float" office:value="2.142">
            <text:p>2.142</text:p>
          </table:table-cell>
          <table:table-cell table:style-name="ce24" office:value-type="float" office:value="0.0042">
            <text:p>0.0042</text:p>
          </table:table-cell>
          <table:table-cell table:style-name="ce24" office:value-type="float" office:value="818">
            <text:p>818</text:p>
          </table:table-cell>
          <table:table-cell table:number-columns-repeated="1018"/>
        </table:table-row>
        <table:table-row table:style-name="ro2">
          <table:table-cell table:style-name="ce28"/>
          <table:table-cell table:style-name="ce25" office:value-type="float" office:value="32.5">
            <text:p>32.5</text:p>
          </table:table-cell>
          <table:table-cell table:style-name="ce25" table:formula="of:=[.B44]-20" office:value-type="float" office:value="12.5">
            <text:p>12.5</text:p>
          </table:table-cell>
          <table:table-cell table:style-name="ce25" office:value-type="float" office:value="1.413">
            <text:p>1.413</text:p>
          </table:table-cell>
          <table:table-cell table:style-name="ce25" office:value-type="float" office:value="0.0038">
            <text:p>0.0038</text:p>
          </table:table-cell>
          <table:table-cell table:style-name="ce25" office:value-type="float" office:value="818">
            <text:p>818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36 musec</text:p>
          </table:table-cell>
          <table:table-cell table:number-columns-repeated="1022"/>
        </table:table-row>
        <table:table-row table:style-name="ro2">
          <table:table-cell table:style-name="ce22" office:value-type="string">
            <text:p>RL</text:p>
          </table:table-cell>
          <table:table-cell table:style-name="ce22" office:value-type="string">
            <text:p>angle upper</text:p>
          </table:table-cell>
          <table:table-cell table:style-name="ce22" office:value-type="string">
            <text:p>angle lower</text:p>
          </table:table-cell>
          <table:table-cell table:style-name="ce22" office:value-type="string">
            <text:p>abs. 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36" office:value-type="string">
            <text:p>m</text:p>
          </table:table-cell>
          <table:table-cell table:formula="of:=INDEX(LINEST([.D49:.D51];[.E49:.E51];1;0);1;1)" office:value-type="float" office:value="30.245004338354">
            <text:p>30.245004338354</text:p>
          </table:table-cell>
          <table:table-cell/>
          <table:table-cell table:style-name="ce36" table:number-columns-repeated="1014"/>
        </table:table-row>
        <table:table-row table:style-name="ro2">
          <table:table-cell table:style-name="ce27"/>
          <table:table-cell table:style-name="ce23" office:value-type="float" office:value="27.5">
            <text:p>27.5</text:p>
          </table:table-cell>
          <table:table-cell table:style-name="ce23" office:value-type="float" office:value="1.1">
            <text:p>1.1</text:p>
          </table:table-cell>
          <table:table-cell table:style-name="ce23" table:formula="of:=([.B49]-[.C49])-30" office:value-type="float" office:value="-3.6">
            <text:p>-3.6</text:p>
          </table:table-cell>
          <table:table-cell table:style-name="ce23" office:value-type="float" office:value="1.778">
            <text:p>1.778</text:p>
          </table:table-cell>
          <table:table-cell table:style-name="ce23" office:value-type="float" office:value="0.0038">
            <text:p>0.0038</text:p>
          </table:table-cell>
          <table:table-cell table:style-name="ce23" office:value-type="float" office:value="818">
            <text:p>818</text:p>
          </table:table-cell>
          <table:table-cell table:style-name="ce36" office:value-type="string">
            <text:p>b</text:p>
          </table:table-cell>
          <table:table-cell table:formula="of:=INDEX(LINEST([.D49:.D51];[.E49:.E51];1;0);1;2)" office:value-type="float" office:value="-58.682048063554">
            <text:p>-58.682048063554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4" office:value-type="float" office:value="29.2">
            <text:p>29.2</text:p>
          </table:table-cell>
          <table:table-cell table:style-name="ce24" office:value-type="float" office:value="20.4">
            <text:p>20.4</text:p>
          </table:table-cell>
          <table:table-cell table:style-name="ce24" table:formula="of:=([.B50]-[.C50])-30" office:value-type="float" office:value="-21.2">
            <text:p>-21.2</text:p>
          </table:table-cell>
          <table:table-cell table:style-name="ce24" office:value-type="float" office:value="1.265">
            <text:p>1.265</text:p>
          </table:table-cell>
          <table:table-cell table:style-name="ce24" office:value-type="float" office:value="0.004">
            <text:p>0.004</text:p>
          </table:table-cell>
          <table:table-cell table:style-name="ce24" office:value-type="float" office:value="818">
            <text:p>818</text:p>
          </table:table-cell>
          <table:table-cell table:number-columns-repeated="1017"/>
        </table:table-row>
        <table:table-row table:style-name="ro2">
          <table:table-cell table:style-name="ce28"/>
          <table:table-cell table:style-name="ce25" office:value-type="float" office:value="27.3">
            <text:p>27.3</text:p>
          </table:table-cell>
          <table:table-cell table:style-name="ce25" office:value-type="float" office:value="-20.1">
            <text:p>-20.1</text:p>
          </table:table-cell>
          <table:table-cell table:style-name="ce25" table:formula="of:=([.B51]-[.C51])-30" office:value-type="float" office:value="17.4">
            <text:p>17.4</text:p>
          </table:table-cell>
          <table:table-cell table:style-name="ce25" office:value-type="float" office:value="2.533">
            <text:p>2.533</text:p>
          </table:table-cell>
          <table:table-cell table:style-name="ce25" office:value-type="float" office:value="0.0041">
            <text:p>0.0041</text:p>
          </table:table-cell>
          <table:table-cell table:style-name="ce25" office:value-type="float" office:value="818">
            <text:p>818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22" office:value-type="string">
            <text:p>RR</text:p>
          </table:table-cell>
          <table:table-cell table:style-name="ce22" office:value-type="string">
            <text:p>angle upper</text:p>
          </table:table-cell>
          <table:table-cell table:style-name="ce22" office:value-type="string">
            <text:p>angle lower</text:p>
          </table:table-cell>
          <table:table-cell table:style-name="ce22" office:value-type="string">
            <text:p>abs. Angle</text:p>
          </table:table-cell>
          <table:table-cell table:style-name="ce22" office:value-type="string">
            <text:p>average</text:p>
          </table:table-cell>
          <table:table-cell table:style-name="ce22" office:value-type="string">
            <text:p>rms</text:p>
          </table:table-cell>
          <table:table-cell table:style-name="ce22" office:value-type="string">
            <text:p>points</text:p>
          </table:table-cell>
          <table:table-cell table:style-name="ce36" office:value-type="string">
            <text:p>m</text:p>
          </table:table-cell>
          <table:table-cell table:formula="of:=INDEX(LINEST([.D54:.D56];[.E54:.E56];1;0);1;1)" office:value-type="float" office:value="-30.5225467407926">
            <text:p>-30.5225467407926</text:p>
          </table:table-cell>
          <table:table-cell/>
          <table:table-cell table:style-name="ce36" table:number-columns-repeated="1014"/>
        </table:table-row>
        <table:table-row table:style-name="ro2">
          <table:table-cell table:style-name="ce27"/>
          <table:table-cell table:style-name="ce23" office:value-type="float" office:value="29.3">
            <text:p>29.3</text:p>
          </table:table-cell>
          <table:table-cell table:style-name="ce23" office:value-type="float" office:value="20.3">
            <text:p>20.3</text:p>
          </table:table-cell>
          <table:table-cell table:style-name="ce23" table:formula="of:=([.B54]-[.C54])-30" office:value-type="float" office:value="-21">
            <text:p>-21</text:p>
          </table:table-cell>
          <table:table-cell table:style-name="ce23" office:value-type="float" office:value="2.459">
            <text:p>2.459</text:p>
          </table:table-cell>
          <table:table-cell table:style-name="ce23" office:value-type="float" office:value="0.0043">
            <text:p>0.0043</text:p>
          </table:table-cell>
          <table:table-cell table:style-name="ce23" office:value-type="float" office:value="818">
            <text:p>818</text:p>
          </table:table-cell>
          <table:table-cell table:style-name="ce36" office:value-type="string">
            <text:p>b</text:p>
          </table:table-cell>
          <table:table-cell table:formula="of:=INDEX(LINEST([.D54:.D56];[.E54:.E56];1;0);1;2)" office:value-type="float" office:value="53.374867077675">
            <text:p>53.374867077675</text:p>
          </table:table-cell>
          <table:table-cell table:number-columns-repeated="1015"/>
        </table:table-row>
        <table:table-row table:style-name="ro2">
          <table:table-cell table:style-name="ce27"/>
          <table:table-cell table:style-name="ce24" office:value-type="float" office:value="29.3">
            <text:p>29.3</text:p>
          </table:table-cell>
          <table:table-cell table:style-name="ce24" office:value-type="float" office:value="5.6">
            <text:p>5.6</text:p>
          </table:table-cell>
          <table:table-cell table:style-name="ce24" table:formula="of:=([.B55]-[.C55])-30" office:value-type="float" office:value="-6.3">
            <text:p>-6.3</text:p>
          </table:table-cell>
          <table:table-cell table:style-name="ce24" office:value-type="float" office:value="1.918">
            <text:p>1.918</text:p>
          </table:table-cell>
          <table:table-cell table:style-name="ce24" office:value-type="float" office:value="0.0051">
            <text:p>0.0051</text:p>
          </table:table-cell>
          <table:table-cell table:style-name="ce24" office:value-type="float" office:value="818">
            <text:p>818</text:p>
          </table:table-cell>
          <table:table-cell table:number-columns-repeated="1017"/>
        </table:table-row>
        <table:table-row table:style-name="ro2">
          <table:table-cell table:style-name="ce28"/>
          <table:table-cell table:style-name="ce25" office:value-type="float" office:value="29.2">
            <text:p>29.2</text:p>
          </table:table-cell>
          <table:table-cell table:style-name="ce25" office:value-type="float" office:value="-20.9">
            <text:p>-20.9</text:p>
          </table:table-cell>
          <table:table-cell table:style-name="ce25" table:formula="of:=([.B56]-[.C56])-30" office:value-type="float" office:value="20.1">
            <text:p>20.1</text:p>
          </table:table-cell>
          <table:table-cell table:style-name="ce25" office:value-type="float" office:value="1.105">
            <text:p>1.105</text:p>
          </table:table-cell>
          <table:table-cell table:style-name="ce25" office:value-type="float" office:value="0.0041">
            <text:p>0.0041</text:p>
          </table:table-cell>
          <table:table-cell table:style-name="ce25" office:value-type="float" office:value="818">
            <text:p>818</text:p>
          </table:table-cell>
          <table:table-cell table:number-columns-repeated="1017"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04/23/2012</text:date>, <text:time>14:42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DPC </meta:initial-creator>
    <meta:creation-date>2012-04-13T15:54:19</meta:creation-date>
    <dc:date>2012-04-23T14:42:25</dc:date>
    <dc:creator>HDPC </dc:creator>
    <meta:editing-duration>PT09H58M09S</meta:editing-duration>
    <meta:editing-cycles>64</meta:editing-cycles>
    <meta:generator>OpenOffice.org/3.2$Linux OpenOffice.org_project/320m12$Build-9483</meta:generator>
    <meta:document-statistic meta:table-count="3" meta:cell-count="560" meta:object-count="0"/>
  </office:meta>
</office:document-meta>
</file>